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80077B3D6A7CC05FA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draw:marker-start-width="0.279cm" draw:marker-end-width="0.279cm" draw:fill="none" draw:fill-color="#3465a4" draw:textarea-horizontal-align="justify" draw:textarea-vertical-align="middle" draw:auto-grow-height="false" fo:min-height="0.334cm" fo:min-width="0.09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none" draw:fill-color="#3465a4" draw:textarea-horizontal-align="justify" draw:textarea-vertical-align="middle" draw:auto-grow-height="false" fo:min-height="0.334cm" fo:min-width="0.041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style:font-name="Ubuntu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3465a4"/>
      <style:paragraph-properties fo:text-align="center"/>
    </style:style>
    <style:style style:name="T1" style:family="text">
      <style:text-properties fo:color="#ffffff"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31cm" svg:height="21.031cm" svg:x="0cm" svg:y="0cm">
          <draw:image xlink:href="Pictures/10000201000008000000080077B3D6A7CC05FAC3.png" xlink:type="simple" xlink:show="embed" xlink:actuate="onLoad" loext:mime-type="image/png">
            <text:p/>
          </draw:image>
        </draw:frame>
        <draw:frame draw:style-name="gr2" draw:text-style-name="P2" draw:layer="layout" svg:width="3.974cm" svg:height="1.673cm" svg:x="1.242cm" svg:y="0.478cm">
          <draw:text-box>
            <text:p><text:span text:style-name="T1">Apical Left</text:span></text:p>
          </draw:text-box>
        </draw:frame>
        <draw:frame draw:style-name="gr2" draw:text-style-name="P2" draw:layer="layout" svg:width="4.594cm" svg:height="1.673cm" svg:x="15.015cm" svg:y="0.479cm">
          <draw:text-box>
            <text:p><text:span text:style-name="T1">Apical Right</text:span></text:p>
          </draw:text-box>
        </draw:frame>
        <draw:line draw:style-name="gr3" draw:text-style-name="P3" draw:layer="layout" svg:x1="9.672cm" svg:y1="1.823cm" svg:x2="9.599cm" svg:y2="3.455cm">
          <text:p/>
        </draw:line>
        <draw:line draw:style-name="gr3" draw:text-style-name="P3" draw:layer="layout" svg:x1="13.141cm" svg:y1="4.763cm" svg:x2="11.923cm" svg:y2="5.704cm">
          <text:p/>
        </draw:line>
        <draw:line draw:style-name="gr3" draw:text-style-name="P3" draw:layer="layout" svg:x1="13.141cm" svg:y1="4.764cm" svg:x2="11.923cm" svg:y2="5.705cm">
          <text:p/>
        </draw:line>
        <draw:line draw:style-name="gr3" draw:text-style-name="P3" draw:layer="layout" svg:x1="14.449cm" svg:y1="9.026cm" svg:x2="13.011cm" svg:y2="9.072cm">
          <text:p/>
        </draw:line>
        <draw:line draw:style-name="gr3" draw:text-style-name="P3" draw:layer="layout" svg:x1="7.952cm" svg:y1="8.996cm" svg:x2="6.382cm" svg:y2="8.969cm">
          <text:p/>
        </draw:line>
        <draw:line draw:style-name="gr3" draw:text-style-name="P3" draw:layer="layout" svg:x1="8.129cm" svg:y1="5.659cm" svg:x2="6.602cm" svg:y2="5.383cm">
          <text:p/>
        </draw:line>
        <draw:line draw:style-name="gr3" draw:text-style-name="P3" draw:layer="layout" svg:x1="8.389cm" svg:y1="11.774cm" svg:x2="6.324cm" svg:y2="11.85cm">
          <text:p/>
        </draw:line>
        <draw:line draw:style-name="gr3" draw:text-style-name="P3" draw:layer="layout" svg:x1="14.64cm" svg:y1="12.436cm" svg:x2="12.854cm" svg:y2="12.446cm">
          <text:p/>
        </draw:line>
        <draw:frame draw:style-name="gr2" draw:text-style-name="P2" draw:layer="layout" svg:width="3.974cm" svg:height="1.673cm" svg:x="1.242cm" svg:y="4.527cm">
          <draw:text-box>
            <text:p><text:span text:style-name="T1">Mid Left</text:span></text:p>
          </draw:text-box>
        </draw:frame>
        <draw:frame draw:style-name="gr2" draw:text-style-name="P2" draw:layer="layout" svg:width="3.974cm" svg:height="1.673cm" svg:x="1.242cm" svg:y="8.645cm">
          <draw:text-box>
            <text:p><text:span text:style-name="T1">Basal Left</text:span></text:p>
          </draw:text-box>
        </draw:frame>
        <draw:frame draw:style-name="gr2" draw:text-style-name="P2" draw:layer="layout" svg:width="3.974cm" svg:height="1.673cm" svg:x="15.015cm" svg:y="4.527cm">
          <draw:text-box>
            <text:p><text:span text:style-name="T1">Mid Right</text:span></text:p>
          </draw:text-box>
        </draw:frame>
        <draw:frame draw:style-name="gr2" draw:text-style-name="P2" draw:layer="layout" svg:width="4.445cm" svg:height="1.673cm" svg:x="15.015cm" svg:y="8.618cm">
          <draw:text-box>
            <text:p><text:span text:style-name="T1">Basal Right</text:span></text:p>
          </draw:text-box>
        </draw:frame>
        <draw:custom-shape draw:style-name="gr4" draw:text-style-name="P4" draw:layer="layout" svg:width="0.839cm" svg:height="0.898cm" svg:x="7.739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39cm" svg:height="0.898cm" svg:x="12.52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457cm" svg:height="1.673cm" svg:x="1.242cm" svg:y="12.445cm">
          <draw:text-box>
            <text:p><text:span text:style-name="T1">Annulus Left</text:span></text:p>
          </draw:text-box>
        </draw:frame>
        <draw:frame draw:style-name="gr2" draw:text-style-name="P2" draw:layer="layout" svg:width="4.956cm" svg:height="1.673cm" svg:x="15.101cm" svg:y="12.446cm">
          <draw:text-box>
            <text:p><text:span text:style-name="T1">Annulus Righ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11:17.685408545</meta:creation-date>
    <dc:date>2023-03-29T13:40:05.360756613</dc:date>
    <meta:editing-duration>PT1H35M26S</meta:editing-duration>
    <meta:editing-cycles>10</meta:editing-cycles>
    <meta:generator>LibreOffice/6.4.7.2$Linux_X86_64 LibreOffice_project/40$Build-2</meta:generator>
    <meta:document-statistic meta:object-count="19"/>
  </office:meta>
</office:document-meta>
</file>